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3" table:default-cell-style-name="Default"/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236" calcext:value-type="float">
            <text:p>23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173" calcext:value-type="float">
            <text:p>173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202" calcext:value-type="float">
            <text:p>202</text:p>
          </table:table-cell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96" calcext:value-type="float">
            <text:p>196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153" calcext:value-type="float">
            <text:p>153</text:p>
          </table:table-cell>
          <table:table-cell office:value-type="float" office:value="185" calcext:value-type="float">
            <text:p>185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88" calcext:value-type="float">
            <text:p>188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17" calcext:value-type="float">
            <text:p>117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155" calcext:value-type="float">
            <text:p>155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float" office:value="118" calcext:value-type="float">
            <text:p>11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76" calcext:value-type="float">
            <text:p>176</text:p>
          </table:table-cell>
          <table:table-cell office:value-type="float" office:value="232" calcext:value-type="float">
            <text:p>23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office:value-type="float" office:value="213" calcext:value-type="float">
            <text:p>213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 office:value-type="float" office:value="213" calcext:value-type="float">
            <text:p>213</text:p>
          </table:table-cell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213" calcext:value-type="float">
            <text:p>213</text:p>
          </table:table-cell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52" calcext:value-type="float">
            <text:p>152</text:p>
          </table:table-cell>
          <table:table-cell office:value-type="float" office:value="185" calcext:value-type="float">
            <text:p>185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float" office:value="211" calcext:value-type="float">
            <text:p>211</text:p>
          </table:table-cell>
          <table:table-cell office:value-type="float" office:value="129" calcext:value-type="float">
            <text:p>129</text:p>
          </table:table-cell>
          <table:table-cell office:value-type="float" office:value="202" calcext:value-type="float">
            <text:p>202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229" calcext:value-type="float">
            <text:p>229</text:p>
          </table:table-cell>
          <table:table-cell office:value-type="float" office:value="130" calcext:value-type="float">
            <text:p>130</text:p>
          </table:table-cell>
          <table:table-cell office:value-type="float" office:value="235" calcext:value-type="float">
            <text:p>235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84" calcext:value-type="float">
            <text:p>184</text:p>
          </table:table-cell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float" office:value="194" calcext:value-type="float">
            <text:p>194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189" calcext:value-type="float">
            <text:p>189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31" calcext:value-type="float">
            <text:p>131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31" calcext:value-type="float">
            <text:p>131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3:07:31.733660008</meta:creation-date>
    <dc:date>2015-02-11T13:15:08.140094302</dc:date>
    <meta:editing-duration>P0D</meta:editing-duration>
    <meta:editing-cycles>1</meta:editing-cycles>
    <meta:document-statistic meta:table-count="1" meta:cell-count="1849" meta:object-count="0"/>
    <meta:generator>LibreOffice/4.2.4.2$Linux_X86_64 LibreOffice_project/420m0$Build-2</meta:generator>
  </office:meta>
</office:document-meta>
</file>